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P4" style:family="paragraph" style:parent-style-name="Standard" style:list-style-name="L1">
      <style:text-properties style:font-name="Times New Roman"/>
    </style:style>
    <style:style style:name="P5" style:family="paragraph" style:parent-style-name="Standard">
      <style:text-properties style:font-name="Times New Roman1" fo:font-size="12pt" style:font-size-asian="10.5pt" style:font-size-complex="12pt"/>
    </style:style>
    <style:style style:name="P6" style:family="paragraph" style:parent-style-name="Standard" style:list-style-name="L2">
      <style:text-properties style:font-name="Times New Roman1" fo:font-size="12pt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DejaVu Sans Mono" fo:font-size="11pt" fo:font-style="normal" fo:font-weight="normal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3" style:family="text">
      <style:text-properties style:font-name="Times New Roman1" fo:font-size="11pt" fo:font-style="normal" fo:font-weight="normal" style:font-name-asian="DejaVu Sans Mono" style:font-size-asian="12pt" style:font-style-asian="normal" style:font-weight-asian="normal" style:font-name-complex="DejaVu Sans Mono" style:font-size-complex="11pt" style:font-style-complex="normal" style:font-weight-complex="normal"/>
    </style:style>
    <style:style style:name="T4" style:family="text">
      <style:text-properties style:font-name="Times New Roman1" fo:font-style="normal" fo:font-weight="normal" style:font-name-asian="DejaVu Sans Mono" style:font-size-asian="12pt" style:font-style-asian="normal" style:font-weight-asian="normal" style:font-name-complex="DejaVu Sans Mono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h 135<text:tab/><text:tab/><text:tab/><text:tab/><text:tab/><text:tab/><text:tab/><text:tab/><text:tab/><text:tab/>Alexander Maguire</text:p>
      <text:p text:style-name="P1">Assignment 9<text:tab/><text:tab/><text:tab/><text:tab/><text:tab/><text:tab/><text:tab/><text:tab/><text:tab/><text:tab/>20396195</text:p>
      <text:p text:style-name="P1"/>
      <text:p text:style-name="P1"/>
      <text:list xml:id="list1195847574" text:style-name="L1">
        <text:list-item>
          <text:p text:style-name="P4">a) RTS: Given <draw:frame draw:style-name="fr1" draw:name="Object1" text:anchor-type="as-char" svg:width="0.5035in" svg:height="0.1839in" draw:z-index="2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2" text:anchor-type="as-char" svg:width="0.4209in" svg:height="0.1839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and<draw:frame draw:style-name="fr1" draw:name="Object3" text:anchor-type="as-char" svg:width="1.4402in" svg:height="0.2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, prove:</text:p>
          <text:list>
            <text:list-header>
              <text:p text:style-name="P4">i) <draw:frame draw:style-name="fr1" draw:name="Object4" text:anchor-type="as-char" svg:width="2.0374in" svg:height="1.386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text:p text:style-name="P4">ii) <draw:frame draw:style-name="fr1" draw:name="Object5" text:anchor-type="as-char" svg:width="1.9154in" svg:height="1.332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header>
          </text:list>
        </text:list-item>
      </text:list>
      <text:p text:style-name="P1"><text:tab/>b) Factoring an integer into its prime factors is a <text:span text:style-name="T1">hard</text:span> problem (NP, actually) – kind of the idea <text:tab/>behind encryption. With this being stated, I will instead write a program to factor it for me:</text:p>
      <text:p text:style-name="P2"/>
      <text:p text:style-name="P3">#include &lt;iostream&gt; </text:p>
      <text:p text:style-name="P3">using namespace std; </text:p>
      <text:p text:style-name="P3"/>
      <text:p text:style-name="P3">int main() { </text:p>
      <text:p text:style-name="P3"><text:s text:c="4"/>int to_factor = 71531; </text:p>
      <text:p text:style-name="P3"><text:s text:c="4"/>for (int i = 3; i * i &lt;= to_factor; i += 2) </text:p>
      <text:p text:style-name="P3"><text:s text:c="8"/>if (to_factor % i == 0) { </text:p>
      <text:p text:style-name="P3"><text:s text:c="12"/>cout &lt;&lt; "Factors are " &lt;&lt; i &lt;&lt; " and " </text:p>
      <text:p text:style-name="P3"><text:s text:c="17"/>&lt;&lt; (to_factor / i) &lt;&lt; endl; </text:p>
      <text:p text:style-name="P3"><text:s text:c="12"/>return 0; </text:p>
      <text:p text:style-name="P3"><text:s text:c="8"/>} </text:p>
      <text:p text:style-name="P3"><text:s text:c="4"/>return 1; </text:p>
      <text:p text:style-name="P3">}</text:p>
      <text:p text:style-name="P5"><text:tab/>The output is “Factors are 233 and 307 ”. We can verify that by multiplying them together <text:tab/>(successfully obtaining 71531), and multiplying their decrements (getting 70992). Since these <text:tab/>are the numbers that were given, they must be the correct factors.</text:p>
      <text:list xml:id="list1074438013" text:style-name="L2">
        <text:list-item>
          <text:p text:style-name="P6">RTS: 2479 is not a prime number (without brute forcing). </text:p>
          <text:p text:style-name="P6">BWOC, assume 2479 is a prime number. FLT states that any number coprime to 2479, raised to <text:span text:style-name="T2"><draw:frame draw:style-name="fr1" draw:name="Object9" text:anchor-type="as-char" svg:width="1.448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, will be 1 – if 2479 is a prime. We will square and multiply to find out:</text:span></text:p>
          <text:p text:style-name="P6"><text:soft-page-break/><text:span text:style-name="T4"><draw:frame draw:style-name="fr1" draw:name="Object10" text:anchor-type="as-char" svg:width="1.652in" svg:height="2.731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.</text:span></text:p>
          <text:p text:style-name="P6"><text:span text:style-name="T4">Since this final mod is not 1, 2479 must not be prime. </text:span><text:bookmark-start text:name="__DdeLink__53_1788748933"/><text:span text:style-name="T3"><draw:frame draw:style-name="fr1" draw:name="Object11" text:anchor-type="as-char" svg:width="0.2272in" svg:height="0.1839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bookmark-end text:name="__DdeLink__53_1788748933"/></text:p>
        </text:list-item>
        <text:list-item>
          <text:p text:style-name="P6">a) Want: 2762 encrypted by public key (21,12193):</text:p>
          <text:p text:style-name="P6"><draw:frame draw:style-name="fr1" draw:name="Object6" text:anchor-type="as-char" svg:width="1.9626in" svg:height="1.349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text:p text:style-name="P6">b) Want 765 decrypted by private key (871, 1147). STSH: <draw:frame draw:style-name="fr1" draw:name="Object7" text:anchor-type="as-char" svg:width="1.161in" svg:height="0.2075in" draw:z-index="6"><draw:object xlink:href="./Object 7" xlink:type="simple" xlink:show="embed" xlink:actuate="onLoad"/><draw:image xlink:href="./ObjectReplacements/Object 7" xlink:type="simple" xlink:show="embed" xlink:actuate="onLoad"/></draw:frame></text:p>
          <text:p text:style-name="P6"><draw:frame draw:style-name="fr1" draw:name="Object8" text:anchor-type="as-char" svg:width="2.6626in" svg:height="2.4917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Times New Roman1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2:01:00</meta:creation-date>
    <meta:editing-duration>PT6H4M51S</meta:editing-duration>
    <meta:editing-cycles>76</meta:editing-cycles>
    <meta:generator>LibreOffice/3.3$Unix LibreOffice_project/330m19$Build-8</meta:generator>
    <dc:date>2011-03-22T20:18:37</dc:date>
    <meta:document-statistic meta:table-count="0" meta:image-count="0" meta:object-count="11" meta:page-count="2" meta:paragraph-count="27" meta:word-count="229" meta:character-count="1254"/>
  </office:meta>
</office:document-meta>
</file>

<file path=Object 1/content.xml><?xml version="1.0" encoding="utf-8"?>
<math xmlns="http://www.w3.org/1998/Math/MathML">
  <semantics>
    <mrow>
      <mi>n</mi>
      <mo stretchy="false">=</mo>
      <mi mathvariant="italic">pq</mi>
    </mrow>
    <annotation encoding="StarMath 5.0">n=pq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n>2</mn>
                <mn>2</mn>
              </msup>
              <mo stretchy="false">≡</mo>
              <mn>4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4</mn>
              </msup>
              <mo stretchy="false">≡</mo>
              <mn>16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8</mn>
              </msup>
              <mo stretchy="false">≡</mo>
              <mn>256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16</mn>
              </msup>
              <mo stretchy="false">≡</mo>
              <mn>1082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32</mn>
              </msup>
              <mo stretchy="false">≡</mo>
              <mn>636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64</mn>
              </msup>
              <mo stretchy="false">≡</mo>
              <mn>419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128</mn>
              </msup>
              <mo stretchy="false">≡</mo>
              <mn>2031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256</mn>
              </msup>
              <mo stretchy="false">≡</mo>
              <mn>2384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512</mn>
              </msup>
              <mo stretchy="false">≡</mo>
              <mn>1588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1024</mn>
              </msup>
              <mo stretchy="false">≡</mo>
              <mn>601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2048</mn>
              </msup>
              <mo stretchy="false">≡</mo>
              <mn>1746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  <mtr>
        <mtd>
          <mrow>
            <mrow>
              <msup>
                <mn>2</mn>
                <mn>2478</mn>
              </msup>
              <mo stretchy="false">≡</mo>
              <mn>1935</mn>
            </mrow>
            <mrow>
              <mo stretchy="false">(</mo>
              <mrow>
                <mi mathvariant="italic">mod</mi>
                <mn>2479</mn>
              </mrow>
              <mo stretchy="false">)</mo>
            </mrow>
          </mrow>
        </mtd>
      </mtr>
    </mtable>
    <annotation encoding="StarMath 5.0">2^2 equiv 4 (mod 2479) newline
2^4 equiv 16 (mod 2479) newline
2^8 equiv 256 (mod 2479) newline
2^16 equiv 1082 (mod 2479) newline
2^32 equiv 636 (mod 2479) newline
2^64 equiv 419 (mod 2479) newline
2^128 equiv 2031 (mod 2479) newline
2^256 equiv 2384 (mod 2479) newline
2^512 equiv 1588 (mod 2479) newline
2^1024 equiv 601 (mod 2479) newline
2^2048 equiv 1746 (mod 2479) newline
2^2478 equiv 1935 (mod 2479)</annotation>
  </semantics>
</math>
</file>

<file path=Object 11/content.xml><?xml version="1.0" encoding="utf-8"?>
<math xmlns="http://www.w3.org/1998/Math/MathML">
  <semantics>
    <mo>❑</mo>
    <annotation encoding="StarMath 5.0">&lt;?&gt;</annotation>
  </semantics>
</math>
</file>

<file path=Object 2/content.xml><?xml version="1.0" encoding="utf-8"?>
<math xmlns="http://www.w3.org/1998/Math/MathML">
  <semantics>
    <mrow>
      <mi>p</mi>
      <mo stretchy="false">&gt;</mo>
      <mi>q</mi>
    </mrow>
    <annotation encoding="StarMath 5.0">p&gt;q</annotation>
  </semantics>
</math>
</file>

<file path=Object 3/content.xml><?xml version="1.0" encoding="utf-8"?>
<math xmlns="http://www.w3.org/1998/Math/MathML">
  <semantics>
    <mrow>
      <mo stretchy="false">ϕ</mo>
      <mrow>
        <mrow>
          <mo stretchy="false">(</mo>
          <mi>n</mi>
          <mo stretchy="false">)</mo>
        </mrow>
        <mo stretchy="false">=</mo>
        <mrow>
          <mo stretchy="false">(</mo>
          <mrow>
            <mi>p</mi>
            <mo stretchy="false">−</mo>
            <mn>1</mn>
          </mrow>
          <mo stretchy="false">)</mo>
        </mrow>
      </mrow>
      <mrow>
        <mo stretchy="false">(</mo>
        <mrow>
          <mi>q</mi>
          <mo stretchy="false">−</mo>
          <mn>1</mn>
        </mrow>
        <mo stretchy="false">)</mo>
      </mrow>
    </mrow>
    <annotation encoding="StarMath 5.0">%phi(n)=(p-1)(q-1)</annotation>
  </semantics>
</math>
</file>

<file path=Object 4/content.xml><?xml version="1.0" encoding="utf-8"?>
<math xmlns="http://www.w3.org/1998/Math/MathML">
  <semantics>
    <mtable>
      <mtr>
        <mtd>
          <mrow>
            <mrow>
              <mrow>
                <mi>p</mi>
                <mo stretchy="false">+</mo>
                <mi>q</mi>
              </mrow>
              <mo stretchy="false">=</mo>
              <mrow>
                <mi>n</mi>
                <mo stretchy="false">−</mo>
                <mo stretchy="false">ϕ</mo>
              </mrow>
            </mrow>
            <mrow>
              <mrow>
                <mo stretchy="false">(</mo>
                <mi>n</mi>
                <mo stretchy="false">)</mo>
              </mrow>
              <mo stretchy="false">+</mo>
              <mn>1</mn>
            </mrow>
          </mrow>
        </mtd>
      </mtr>
      <mtr>
        <mtd>
          <mrow>
            <mrow>
              <mrow>
                <mi>p</mi>
                <mo stretchy="false">+</mo>
                <mi>q</mi>
              </mrow>
              <mo stretchy="false">=</mo>
              <mrow>
                <mi>n</mi>
                <mo stretchy="false">−</mo>
                <mrow>
                  <mo stretchy="false">(</mo>
                  <mrow>
                    <mi>p</mi>
                    <mo stretchy="false">−</mo>
                    <mn>1</mn>
                  </mrow>
                  <mo stretchy="false">)</mo>
                </mrow>
              </mrow>
            </mrow>
            <mrow>
              <mrow>
                <mo stretchy="false">(</mo>
                <mrow>
                  <mi>q</mi>
                  <mo stretchy="false">−</mo>
                  <mn>1</mn>
                </mrow>
                <mo stretchy="false">)</mo>
              </mrow>
              <mo stretchy="false">+</mo>
              <mn>1</mn>
            </mrow>
          </mrow>
        </mtd>
      </mtr>
      <mtr>
        <mtd>
          <mrow>
            <mrow>
              <mi>p</mi>
              <mo stretchy="false">+</mo>
              <mi>q</mi>
            </mrow>
            <mo stretchy="false">=</mo>
            <mrow>
              <mrow>
                <mi>n</mi>
                <mo stretchy="false">−</mo>
                <mrow>
                  <mo stretchy="false">(</mo>
                  <mrow>
                    <mrow>
                      <mrow>
                        <mi mathvariant="italic">pq</mi>
                        <mo stretchy="false">−</mo>
                        <mi>p</mi>
                      </mrow>
                      <mo stretchy="false">−</mo>
                      <mi>q</mi>
                    </mrow>
                    <mo stretchy="false">+</mo>
                    <mn>1</mn>
                  </mrow>
                  <mo stretchy="false">)</mo>
                </mrow>
              </mrow>
              <mo stretchy="false">+</mo>
              <mn>1</mn>
            </mrow>
          </mrow>
        </mtd>
      </mtr>
      <mtr>
        <mtd>
          <mrow>
            <mrow>
              <mi>p</mi>
              <mo stretchy="false">+</mo>
              <mi>q</mi>
            </mrow>
            <mo stretchy="false">=</mo>
            <mrow>
              <mrow>
                <mrow>
                  <mrow>
                    <mrow>
                      <mi>n</mi>
                      <mo stretchy="false">−</mo>
                      <mi mathvariant="italic">pq</mi>
                    </mrow>
                    <mo stretchy="false">+</mo>
                    <mi>p</mi>
                  </mrow>
                  <mo stretchy="false">+</mo>
                  <mi>q</mi>
                </mrow>
                <mo stretchy="false">−</mo>
                <mn>1</mn>
              </mrow>
              <mo stretchy="false">+</mo>
              <mn>1</mn>
            </mrow>
          </mrow>
        </mtd>
      </mtr>
      <mtr>
        <mtd>
          <mrow>
            <mrow>
              <mi>p</mi>
              <mo stretchy="false">+</mo>
              <mi>q</mi>
            </mrow>
            <mo stretchy="false">=</mo>
            <mrow>
              <mrow>
                <mrow>
                  <mi>n</mi>
                  <mo stretchy="false">−</mo>
                  <mi>n</mi>
                </mrow>
                <mo stretchy="false">+</mo>
                <mi>p</mi>
              </mrow>
              <mo stretchy="false">+</mo>
              <mi>q</mi>
            </mrow>
          </mrow>
        </mtd>
      </mtr>
      <mtr>
        <mtd>
          <mrow>
            <mrow>
              <mi>p</mi>
              <mo stretchy="false">+</mo>
              <mi>q</mi>
            </mrow>
            <mo stretchy="false">=</mo>
            <mrow>
              <mi>p</mi>
              <mo stretchy="false">+</mo>
              <mi>q</mi>
            </mrow>
          </mrow>
        </mtd>
      </mtr>
      <mtr>
        <mtd>
          <mo>❑</mo>
        </mtd>
      </mtr>
    </mtable>
    <annotation encoding="StarMath 5.0">p + q = n - %phi(n) + 1 newline
p + q = n - (p-1)(q-1) + 1 newline
p + q = n - (pq - p - q + 1) + 1 newline
p + q = n - pq + p + q - 1 + 1 newline
p + q = n - n + p + q newline
p + q = p + q newline
&lt;?&gt;</annotation>
  </semantics>
</math>
</file>

<file path=Object 5/content.xml><?xml version="1.0" encoding="utf-8"?>
<math xmlns="http://www.w3.org/1998/Math/MathML">
  <semantics>
    <mtable>
      <mtr>
        <mtd>
          <mrow>
            <mrow>
              <mi>p</mi>
              <mo stretchy="false">−</mo>
              <mi>q</mi>
            </mrow>
            <mo stretchy="false">=</mo>
            <msqrt>
              <mrow>
                <msup>
                  <mrow>
                    <mo stretchy="false">(</mo>
                    <mrow>
                      <mi>p</mi>
                      <mo stretchy="false">+</mo>
                      <mi>q</mi>
                    </mrow>
                    <mo stretchy="false">)</mo>
                  </mrow>
                  <mn>2</mn>
                </msup>
                <mo stretchy="false">−</mo>
                <mn>4n</mn>
              </mrow>
            </msqrt>
          </mrow>
        </mtd>
      </mtr>
      <mtr>
        <mtd>
          <mrow>
            <mrow>
              <mi>p</mi>
              <mo stretchy="false">−</mo>
              <mi>q</mi>
            </mrow>
            <mo stretchy="false">=</mo>
            <msqrt>
              <mrow>
                <mrow>
                  <mrow>
                    <msup>
                      <mi>p</mi>
                      <mn>2</mn>
                    </msup>
                    <mo stretchy="false">+</mo>
                    <mn>2pq</mn>
                  </mrow>
                  <mo stretchy="false">+</mo>
                  <msup>
                    <mi>q</mi>
                    <mn>2</mn>
                  </msup>
                </mrow>
                <mo stretchy="false">−</mo>
                <mn>4pq</mn>
              </mrow>
            </msqrt>
          </mrow>
        </mtd>
      </mtr>
      <mtr>
        <mtd>
          <mrow>
            <mrow>
              <mi>p</mi>
              <mo stretchy="false">−</mo>
              <mi>q</mi>
            </mrow>
            <mo stretchy="false">=</mo>
            <msqrt>
              <mrow>
                <mrow>
                  <msup>
                    <mi>p</mi>
                    <mn>2</mn>
                  </msup>
                  <mo stretchy="false">−</mo>
                  <mn>2pq</mn>
                </mrow>
                <mo stretchy="false">+</mo>
                <msup>
                  <mi>q</mi>
                  <mn>2</mn>
                </msup>
              </mrow>
            </msqrt>
          </mrow>
        </mtd>
      </mtr>
      <mtr>
        <mtd>
          <mrow>
            <mrow>
              <mi>p</mi>
              <mo stretchy="false">−</mo>
              <mi>q</mi>
            </mrow>
            <mo stretchy="false">=</mo>
            <msqrt>
              <msup>
                <mrow>
                  <mo stretchy="false">(</mo>
                  <mrow>
                    <mi>p</mi>
                    <mo stretchy="false">−</mo>
                    <mi>q</mi>
                  </mrow>
                  <mo stretchy="false">)</mo>
                </mrow>
                <mn>2</mn>
              </msup>
            </msqrt>
          </mrow>
        </mtd>
      </mtr>
      <mtr>
        <mtd>
          <mrow>
            <mrow>
              <mi>p</mi>
              <mo stretchy="false">−</mo>
              <mi>q</mi>
            </mrow>
            <mo stretchy="false">=</mo>
            <mrow>
              <mi>p</mi>
              <mo stretchy="false">−</mo>
              <mi>q</mi>
            </mrow>
          </mrow>
        </mtd>
      </mtr>
      <mtr>
        <mtd>
          <mo>❑</mo>
        </mtd>
      </mtr>
    </mtable>
    <annotation encoding="StarMath 5.0">p - q = sqrt{(p+q)^2-4n} newline
p - q = sqrt{p^2+2pq+q^2-4pq} newline
p - q = sqrt{p^2-2pq+q^2} newline
p - q = sqrt{(p-q)^2} newline
p - q = p - q newline
&lt;?&gt;</annotation>
  </semantics>
</math>
</file>

<file path=Object 6/content.xml><?xml version="1.0" encoding="utf-8"?>
<math xmlns="http://www.w3.org/1998/Math/MathML">
  <semantics>
    <mtable>
      <mtr>
        <mtd>
          <mrow>
            <mrow>
              <msup>
                <mn>2762</mn>
                <mn>2</mn>
              </msup>
              <mo stretchy="false">≡</mo>
              <mn>8019</mn>
            </mrow>
            <mrow>
              <mo stretchy="false">(</mo>
              <mrow>
                <mi mathvariant="italic">mod</mi>
                <mn>12193</mn>
              </mrow>
              <mo stretchy="false">)</mo>
            </mrow>
          </mrow>
        </mtd>
      </mtr>
      <mtr>
        <mtd>
          <mrow>
            <mrow>
              <msup>
                <mn>2762</mn>
                <mn>4</mn>
              </msup>
              <mo stretchy="false">≡</mo>
              <mn>10672</mn>
            </mrow>
            <mrow>
              <mo stretchy="false">(</mo>
              <mrow>
                <mi mathvariant="italic">mod</mi>
                <mn>12193</mn>
              </mrow>
              <mo stretchy="false">)</mo>
            </mrow>
          </mrow>
        </mtd>
      </mtr>
      <mtr>
        <mtd>
          <mrow>
            <mrow>
              <msup>
                <mn>2762</mn>
                <mn>8</mn>
              </msup>
              <mo stretchy="false">≡</mo>
              <mn>8974</mn>
            </mrow>
            <mrow>
              <mo stretchy="false">(</mo>
              <mrow>
                <mi mathvariant="italic">mod</mi>
                <mn>12193</mn>
              </mrow>
              <mo stretchy="false">)</mo>
            </mrow>
          </mrow>
        </mtd>
      </mtr>
      <mtr>
        <mtd>
          <mrow>
            <mrow>
              <msup>
                <mn>2762</mn>
                <mn>16</mn>
              </msup>
              <mo stretchy="false">≡</mo>
              <mn>1426</mn>
            </mrow>
            <mrow>
              <mo stretchy="false">(</mo>
              <mrow>
                <mi mathvariant="italic">mod</mi>
                <mn>12193</mn>
              </mrow>
              <mo stretchy="false">)</mo>
            </mrow>
          </mrow>
        </mtd>
      </mtr>
      <mtr>
        <mtd>
          <mrow>
            <msup>
              <mn>2762</mn>
              <mn>21</mn>
            </msup>
            <mo stretchy="false">=</mo>
            <mrow>
              <mrow>
                <msup>
                  <mn>2762</mn>
                  <mn>16</mn>
                </msup>
                <mo stretchy="false">⋅</mo>
                <msup>
                  <mn>2762</mn>
                  <mn>4</mn>
                </msup>
              </mrow>
              <mo stretchy="false">⋅</mo>
              <mn>2762</mn>
            </mrow>
          </mrow>
        </mtd>
      </mtr>
      <mtr>
        <mtd>
          <mrow>
            <mrow>
              <msup>
                <mn>2762</mn>
                <mn>21</mn>
              </msup>
              <mo stretchy="false">≡</mo>
              <mn>11522</mn>
            </mrow>
            <mrow>
              <mo stretchy="false">(</mo>
              <mrow>
                <mi mathvariant="italic">mod</mi>
                <mn>12193</mn>
              </mrow>
              <mo stretchy="false">)</mo>
            </mrow>
          </mrow>
        </mtd>
      </mtr>
    </mtable>
    <annotation encoding="StarMath 5.0">2762^2 equiv 8019 (mod 12193) newline
2762^4 equiv 10672 (mod 12193) newline
2762^8 equiv 8974 (mod 12193) newline
2762^16 equiv 1426 (mod 12193) newline
2762^21 = 2762^16 cdot 2762^4 cdot 2762 newline
2762^21 equiv 11522 (mod 12193)</annotation>
  </semantics>
</math>
</file>

<file path=Object 7/content.xml><?xml version="1.0" encoding="utf-8"?>
<math xmlns="http://www.w3.org/1998/Math/MathML">
  <semantics>
    <mrow>
      <msup>
        <mn>765</mn>
        <mn>871</mn>
      </msup>
      <mi mathvariant="italic">mod</mi>
      <mn>1147</mn>
    </mrow>
    <annotation encoding="StarMath 5.0">765^871 mod 1147</annotation>
  </semantics>
</math>
</file>

<file path=Object 8/content.xml><?xml version="1.0" encoding="utf-8"?>
<math xmlns="http://www.w3.org/1998/Math/MathML">
  <semantics>
    <mtable>
      <mtr>
        <mtd>
          <mrow>
            <mrow>
              <msup>
                <mn>765</mn>
                <mn>2</mn>
              </msup>
              <mo stretchy="false">≡</mo>
              <mn>255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  <mtr>
        <mtd>
          <mrow>
            <mrow>
              <msup>
                <mn>765</mn>
                <mn>4</mn>
              </msup>
              <mo stretchy="false">≡</mo>
              <mn>793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  <mtr>
        <mtd>
          <mrow>
            <mrow>
              <msup>
                <mn>765</mn>
                <mn>8</mn>
              </msup>
              <mo stretchy="false">≡</mo>
              <mn>293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  <mtr>
        <mtd>
          <mrow>
            <mrow>
              <msup>
                <mn>765</mn>
                <mn>16</mn>
              </msup>
              <mo stretchy="false">≡</mo>
              <mn>791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  <mtr>
        <mtd>
          <mrow>
            <mrow>
              <msup>
                <mn>765</mn>
                <mn>32</mn>
              </msup>
              <mo stretchy="false">≡</mo>
              <mn>7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  <mtr>
        <mtd>
          <mrow>
            <mrow>
              <msup>
                <mn>765</mn>
                <mn>64</mn>
              </msup>
              <mo stretchy="false">≡</mo>
              <mn>49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  <mtr>
        <mtd>
          <mrow>
            <mrow>
              <msup>
                <mn>765</mn>
                <mn>128</mn>
              </msup>
              <mo stretchy="false">≡</mo>
              <mn>107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  <mtr>
        <mtd>
          <mrow>
            <mrow>
              <msup>
                <mn>765</mn>
                <mn>256</mn>
              </msup>
              <mo stretchy="false">≡</mo>
              <mn>1126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  <mtr>
        <mtd>
          <mrow>
            <mrow>
              <msup>
                <mn>765</mn>
                <mn>512</mn>
              </msup>
              <mo stretchy="false">≡</mo>
              <mn>441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  <mtr>
        <mtd>
          <mrow>
            <msup>
              <mn>765</mn>
              <mn>871</mn>
            </msup>
            <mo stretchy="false">=</mo>
            <mrow>
              <mrow>
                <mrow>
                  <mrow>
                    <msup>
                      <mn>765</mn>
                      <mn>512</mn>
                    </msup>
                    <mo stretchy="false">⋅</mo>
                    <msup>
                      <mn>765</mn>
                      <mn>256</mn>
                    </msup>
                  </mrow>
                  <mo stretchy="false">⋅</mo>
                  <msup>
                    <mn>265</mn>
                    <mn>64</mn>
                  </msup>
                </mrow>
                <mo stretchy="false">⋅</mo>
                <msup>
                  <mn>265</mn>
                  <mn>32</mn>
                </msup>
              </mrow>
              <mo stretchy="false">⋅</mo>
              <msup>
                <mn>265</mn>
                <mn>4</mn>
              </msup>
            </mrow>
          </mrow>
        </mtd>
      </mtr>
      <mtr>
        <mtd>
          <mrow>
            <mrow>
              <msup>
                <mn>765</mn>
                <mn>871</mn>
              </msup>
              <mo stretchy="false">≡</mo>
              <mn>164</mn>
            </mrow>
            <mrow>
              <mo stretchy="false">(</mo>
              <mrow>
                <mi mathvariant="italic">mod</mi>
                <mn>1147</mn>
              </mrow>
              <mo stretchy="false">)</mo>
            </mrow>
          </mrow>
        </mtd>
      </mtr>
    </mtable>
    <annotation encoding="StarMath 5.0">765^2 equiv 255 (mod 1147) newline 
765^4 equiv 793 (mod 1147) newline 
765^8 equiv 293 (mod 1147) newline 
765^16 equiv 791 (mod 1147) newline 
765^32 equiv 7 (mod 1147) newline 
765^64 equiv 49 (mod 1147) newline 
765^128 equiv 107 (mod 1147) newline 
765^256 equiv 1126 (mod 1147) newline 
765^512 equiv 441 (mod 1147) newline 
765^871 = 765^512 cdot 765^256 cdot 265^64 cdot 265^32 cdot 265^4 newline
765^871 equiv 164 (mod 1147)</annotation>
  </semantics>
</math>
</file>

<file path=Object 9/content.xml><?xml version="1.0" encoding="utf-8"?>
<math xmlns="http://www.w3.org/1998/Math/MathML">
  <semantics>
    <mrow>
      <mrow>
        <mn>2479</mn>
        <mo stretchy="false">−</mo>
        <mn>1</mn>
      </mrow>
      <mrow>
        <mo stretchy="false">(</mo>
        <mrow>
          <mi mathvariant="italic">mod</mi>
          <mn>2479</mn>
        </mrow>
        <mo stretchy="false">)</mo>
      </mrow>
    </mrow>
    <annotation encoding="StarMath 5.0">2479 - 1 (mod 2479)</annotation>
  </semantics>
</math>
</file>